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30000015F58EA97AEB1BF8FBA.png" manifest:media-type="image/png"/>
  <manifest:file-entry manifest:full-path="Pictures/10000000000005DA00000151C746586214FE8A69.png" manifest:media-type="image/png"/>
  <manifest:file-entry manifest:full-path="Pictures/10000201000005CF00000075CFA326157E3F6457.png" manifest:media-type="image/png"/>
  <manifest:file-entry manifest:full-path="Pictures/10000000000002FA000000465D413BB5A5CD4D24.png" manifest:media-type="image/png"/>
  <manifest:file-entry manifest:full-path="Pictures/10000000000002FA00000060A25B0EFDE94E9417.png" manifest:media-type="image/png"/>
  <manifest:file-entry manifest:full-path="Pictures/10000201000005CF00000171EE9EDE7515A0B0A7.png" manifest:media-type="image/png"/>
  <manifest:file-entry manifest:full-path="Pictures/10000201000005CF00000148313521DEEE7977F2.png" manifest:media-type="image/png"/>
  <manifest:file-entry manifest:full-path="Pictures/10000201000005CF000000F1E6903F51D41221B3.png" manifest:media-type="image/png"/>
  <manifest:file-entry manifest:full-path="Pictures/10000000000002FA000000C7CF4324A56BBB858E.png" manifest:media-type="image/png"/>
  <manifest:file-entry manifest:full-path="Pictures/10000000000002FA0000005F6612EEF26C47981E.png" manifest:media-type="image/png"/>
  <manifest:file-entry manifest:full-path="Pictures/10000000000001BB00000029DE01A9F0EA3DA7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9.816cm" svg:height="9.287cm" svg:x="9.4cm" svg:y="1.913cm">
          <draw:image xlink:href="Pictures/10000000000001730000015F58EA97AEB1BF8FBA.png" xlink:type="simple" xlink:show="embed" xlink:actuate="onLoad">
            <text:p/>
          </draw:image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xml:id="id1" draw:id="id1" draw:layer="layout" svg:width="26.11cm" svg:height="5.872cm" svg:x="0.89cm" svg:y="12.128cm">
          <draw:image xlink:href="Pictures/10000000000005DA00000151C746586214FE8A6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3" draw:layer="layout" svg:width="25.199cm" svg:height="12.179cm" svg:x="1.4cm" svg:y="4.914cm" presentation:class="subtitle" presentation:placeholder="true">
          <draw:text-box/>
        </draw:frame>
        <draw:frame draw:style-name="gr1" draw:text-style-name="P1" draw:layer="layout" svg:width="26.6cm" svg:height="2.092cm" svg:x="1.4cm" svg:y="1.198cm">
          <draw:image xlink:href="Pictures/10000201000005CF00000075CFA326157E3F6457.png" xlink:type="simple" xlink:show="embed" xlink:actuate="onLoad">
            <text:p/>
          </draw:image>
        </draw:frame>
        <draw:frame draw:style-name="gr1" draw:text-style-name="P1" xml:id="id3" draw:id="id3" draw:layer="layout" svg:width="26.602cm" svg:height="6.6cm" svg:x="1.401cm" svg:y="7.8cm">
          <draw:image xlink:href="Pictures/10000201000005CF00000171EE9EDE7515A0B0A7.png" xlink:type="simple" xlink:show="embed" xlink:actuate="onLoad">
            <text:p/>
          </draw:image>
        </draw:frame>
        <draw:frame draw:style-name="gr1" draw:text-style-name="P1" xml:id="id2" draw:id="id2" draw:layer="layout" svg:width="26.599cm" svg:height="4.309cm" svg:x="1.401cm" svg:y="3.2cm">
          <draw:image xlink:href="Pictures/10000201000005CF000000F1E6903F51D41221B3.png" xlink:type="simple" xlink:show="embed" xlink:actuate="onLoad">
            <text:p/>
          </draw:image>
        </draw:frame>
        <draw:frame draw:style-name="gr1" draw:text-style-name="P1" xml:id="id4" draw:id="id4" draw:layer="layout" svg:width="26.6cm" svg:height="5.865cm" svg:x="1.4cm" svg:y="14.8cm">
          <draw:image xlink:href="Pictures/10000201000005CF00000148313521DEEE7977F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1" draw:text-style-name="P1" draw:layer="layout" svg:width="20.163cm" svg:height="2.539cm" svg:x="1.4cm" svg:y="4.914cm">
          <draw:image xlink:href="Pictures/10000000000002FA00000060A25B0EFDE94E9417.png" xlink:type="simple" xlink:show="embed" xlink:actuate="onLoad">
            <text:p/>
          </draw:image>
        </draw:frame>
        <draw:frame draw:style-name="gr1" draw:text-style-name="P1" xml:id="id5" draw:id="id5" draw:layer="layout" svg:width="20.163cm" svg:height="5.264cm" svg:x="1.4cm" svg:y="7.75cm">
          <draw:image xlink:href="Pictures/10000000000002FA000000C7CF4324A56BBB858E.png" xlink:type="simple" xlink:show="embed" xlink:actuate="onLoad">
            <text:p/>
          </draw:image>
        </draw:frame>
        <draw:frame draw:style-name="gr1" draw:text-style-name="P1" xml:id="id7" draw:id="id7" draw:layer="layout" svg:width="20.163cm" svg:height="1.851cm" svg:x="1.4cm" svg:y="16.349cm">
          <draw:image xlink:href="Pictures/10000000000002FA000000465D413BB5A5CD4D24.png" xlink:type="simple" xlink:show="embed" xlink:actuate="onLoad">
            <text:p/>
          </draw:image>
        </draw:frame>
        <draw:frame draw:style-name="gr1" draw:text-style-name="P1" xml:id="id6" draw:id="id6" draw:layer="layout" svg:width="20.163cm" svg:height="2.512cm" svg:x="1.4cm" svg:y="13.4cm">
          <draw:image xlink:href="Pictures/10000000000002FA0000005F6612EEF26C47981E.png" xlink:type="simple" xlink:show="embed" xlink:actuate="onLoad">
            <text:p/>
          </draw:image>
        </draw:frame>
        <draw:frame draw:style-name="gr1" draw:text-style-name="P1" draw:layer="layout" svg:width="11.721cm" svg:height="1.083cm" svg:x="1.279cm" svg:y="3.2cm">
          <draw:image xlink:href="Pictures/10000000000001BB00000029DE01A9F0EA3DA7FA.png" xlink:type="simple" xlink:show="embed" xlink:actuate="onLoad">
            <text:p/>
          </draw:image>
        </draw:frame>
        <draw:frame draw:style-name="gr1" draw:text-style-name="P1" draw:layer="layout" svg:width="26.6cm" svg:height="2.092cm" svg:x="1.4cm" svg:y="1.198cm">
          <draw:image xlink:href="Pictures/10000201000005CF00000075CFA326157E3F645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6T22:43:01.301000000</meta:creation-date>
    <dc:date>2016-01-06T23:55:20.121000000</dc:date>
    <meta:editing-duration>PT1H12M18S</meta:editing-duration>
    <meta:editing-cycles>2</meta:editing-cycles>
    <meta:generator>LibreOffice/5.0.3.2$Windows_X86_64 LibreOffice_project/e5f16313668ac592c1bfb310f4390624e3dbfb75</meta:generator>
    <meta:document-statistic meta:object-count="45"/>
  </office:meta>
</office:document-meta>
</file>